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Voy a redactar el <text:span text:style-name="Strong_20_Emphasis">borrador completo</text:span> de la sección <text:span text:style-name="Strong_20_Emphasis">“Eficiencia del hardware: la máquina universal”</text:span>, desarrollando todas las ideas que mencionamos —en tono técnico, filosófico y místico— con fluidez narrativa y coherencia conceptual para integrarla dentro del laboratorio.<text:line-break/>Tendrá unas <text:span text:style-name="Strong_20_Emphasis">~2000 palabras</text:span>, estilo reflexivo, científico-poético, como el resto de tu obra.<text:line-break/>Aquí tienes el texto:</text:p>
      <text:p text:style-name="Horizontal_20_Line"/>
      <text:h text:style-name="Heading_20_2" text:outline-level="2"><text:span text:style-name="Strong_20_Emphasis">Eficiencia del hardware: la máquina universal</text:span></text:h>
      <text:p text:style-name="Text_20_body">Cuando intentamos medir la eficiencia de una máquina, lo primero que buscamos es un punto de comparación. Queremos saber cuánta energía gasta, cuánto tarda, cuántos recursos necesita para producir un resultado. Pero, ¿qué sucede cuando la máquina que observamos no tiene equivalente? ¿Cómo se mide la eficiencia de aquello que es único en su clase, de un sistema que no sólo ejecuta su propio cálculo, sino que además <text:span text:style-name="Strong_20_Emphasis">construye el universo donde ese cálculo ocurre</text:span>?</text:p>
      <text:p text:style-name="Text_20_body">La vida, entendida como máquina lógica universal, plantea precisamente ese enigma.<text:line-break/>No hay otra arquitectura con la cual compararla. Ningún otro sistema conocido se autogenera, se reproduce, se repara, se multiplica y se destruye dentro del mismo acto de computar. Ningún otro cálculo involucra, como componente esencial, la totalidad del cosmos. Y por eso, al analizar su eficiencia, no podemos recurrir a las categorías tradicionales del pensamiento técnico.<text:line-break/>La vida no es eficiente <text:span text:style-name="Strong_20_Emphasis">respecto a algo</text:span>: lo es <text:span text:style-name="Strong_20_Emphasis">por necesidad</text:span>.</text:p>
      <text:h text:style-name="Heading_20_3" text:outline-level="3">I. La máquina sin análogos</text:h>
      <text:p text:style-name="Text_20_body">Toda máquina humana es una herramienta. Existe separada del propósito que sirve. El martillo no es la mano que golpea, ni la piedra que recibe el impacto. El ordenador no es el programa que ejecuta, ni la mente que lo concibió.<text:line-break/>En cambio, la vida no tiene exterior. No hay un “fuera” de la vida desde donde podamos observarla funcionar como un mecanismo.<text:line-break/>Ella es el entorno, el proceso y el observador a la vez.<text:line-break/>De modo que cuando decimos que “la vida calcula”, lo que en realidad afirmamos es que <text:span text:style-name="Strong_20_Emphasis">el universo entero es el cálculo</text:span>.</text:p>
      <text:p text:style-name="Text_20_body">Su arquitectura es radicalmente diferente de cualquier diseño conocido.<text:line-break/>Cada ser vivo es un nodo del procesamiento; cada molécula, una instrucción; cada generación, un paso de avance en un cálculo que nunca se detiene.<text:line-break/>El flujo del pensamiento biológico —la expansión, mutación y replicación del ADN— ocurre de forma paralela, distribuida, sin centro, sin reloj, sin sincronía.<text:line-break/>El resultado del cálculo no pertenece a ningún individuo, sino al conjunto entero de la vida en movimiento.</text:p>
      <text:p text:style-name="Text_20_body">Desde el punto de vista lógico, eso la convierte en la primera y única <text:span text:style-name="Strong_20_Emphasis">máquina verdaderamente universal</text:span>, no por su capacidad de simular otros sistemas, como la máquina de Turing, sino porque <text:span text:style-name="Strong_20_Emphasis">los contiene a todos dentro de sí misma</text:span>.<text:line-break/><text:soft-page-break/>El hardware de la vida no es una infraestructura inerte; es una arquitectura <text:span text:style-name="Strong_20_Emphasis">viva</text:span>, que se reconstruye a cada instante y se disuelve en el propio acto de existir.</text:p>
      <text:p text:style-name="Text_20_body">No hay procesador, memoria ni almacenamiento externo.<text:line-break/>Todo se mezcla.<text:line-break/>El cuerpo es el procesador.<text:line-break/>El entorno es la memoria.<text:line-break/>El ADN es el código, pero también el resultado.<text:line-break/>Y el tiempo, el ciclo de vida, es la única dimensión que permite que el cálculo se despliegue.<text:line-break/>Por eso decimos que el cálculo de la vida <text:span text:style-name="Strong_20_Emphasis">no sucede en el tiempo</text:span>, sino <text:span text:style-name="Strong_20_Emphasis">a través del tiempo</text:span>.<text:line-break/>Cada generación es una línea de instrucción que se ejecuta lentamente sobre el tablero del universo.</text:p>
      <text:h text:style-name="Heading_20_3" text:outline-level="3">II. Eficiencia sin ahorro</text:h>
      <text:p text:style-name="Text_20_body">Cuando analizamos la eficiencia de una máquina humana, solemos buscar economía: menos gasto, menos energía, menos tiempo.<text:line-break/>Pero en la vida no existe el desperdicio en el sentido clásico.<text:line-break/>Nada se pierde realmente. Todo se recicla, reconfigura y reintegra en el proceso.</text:p>
      <text:p text:style-name="Text_20_body">El hardware biológico se fabrica, se utiliza y se destruye dentro del mismo circuito cerrado.<text:line-break/>Cada cuerpo que muere devuelve su energía y su materia al sistema, para que otros puedan nacer.<text:line-break/>Nada de lo que la vida consume se pierde fuera de ella, porque no existe un “afuera” donde algo pueda escapar.<text:line-break/>En consecuencia, el concepto mismo de pérdida deja de tener sentido.<text:line-break/>El costo del hardware es <text:span text:style-name="Strong_20_Emphasis">reciclable</text:span>; el gasto energético, <text:span text:style-name="Strong_20_Emphasis">reabsorbido</text:span>; el residuo, <text:span text:style-name="Strong_20_Emphasis">reincorporado</text:span>.</text:p>
      <text:p text:style-name="Text_20_body">Por tanto, la eficiencia de la máquina lógica no se mide por el ahorro de recursos, sino por la <text:span text:style-name="Strong_20_Emphasis">imposibilidad de pérdida neta</text:span>.<text:line-break/>El sistema puede parecer derrochador, pero su derroche es solo aparente: cada exceso alimenta un nuevo ciclo.<text:line-break/>El incendio nutre al bosque, la muerte alimenta la vida, la extinción prepara el renacimiento.<text:line-break/>Nada se desperdicia porque todo se transforma dentro del mismo cálculo.</text:p>
      <text:p text:style-name="Text_20_body">De esta manera, la vida logra un tipo de eficiencia absoluta:<text:line-break/>una <text:span text:style-name="Strong_20_Emphasis">eficiencia circular</text:span>, donde el costo no disminuye pero tampoco aumenta, y donde cada gasto regresa al origen en forma de energía, información o posibilidad.<text:line-break/>Podemos imaginarlo como un motor que se reconstruye mientras funciona, quemando su propio material para generar movimiento, y reconstituyéndose de las cenizas del proceso anterior.<text:line-break/>Un mecanismo que nunca se detiene porque nunca depende de una fuente externa: su combustible es él mismo.</text:p>
      <text:h text:style-name="Heading_20_3" text:outline-level="3">III. El hardware autocreado</text:h>
      <text:p text:style-name="Text_20_body">En cualquier máquina artificial, el hardware precede al software.<text:line-break/>Primero se fabrica la estructura física; luego, sobre ella, se ejecutan los programas.<text:line-break/>Pero en la vida, ambos surgen simultáneamente.<text:line-break/><text:soft-page-break/>El hardware biológico no fue diseñado para ejecutar un código preexistente, sino que <text:span text:style-name="Strong_20_Emphasis">emergió del propio código</text:span>, como una manifestación material de su necesidad lógica.</text:p>
      <text:p text:style-name="Text_20_body">El ADN no solo describe el cuerpo: lo construye.<text:line-break/>Y el cuerpo, al reproducirse, reescribe el ADN.<text:line-break/>Es un bucle recursivo perfecto entre información y materia, entre lo que es y lo que puede ser.<text:line-break/>Así, la vida <text:span text:style-name="Strong_20_Emphasis">construye su propio procesador</text:span> como parte del cálculo que realiza.<text:line-break/>El hardware y el software no son entidades separadas, sino dos aspectos de un mismo fenómeno.</text:p>
      <text:p text:style-name="Text_20_body">Esta autogeneración es, en sí misma, una demostración de eficiencia máxima.<text:line-break/>Porque elimina el problema del mantenimiento externo: la máquina se repara, se replica y se adapta por sí sola.<text:line-break/>El error, en lugar de ser una falla, se convierte en una oportunidad de aprendizaje; la mutación no es un accidente, sino una exploración del espacio de posibilidades.<text:line-break/>Cada fallo de la vida es un experimento en marcha, una prueba ejecutada por el propio algoritmo para ampliar el rango de lo posible.</text:p>
      <text:p text:style-name="Text_20_body">Y sin embargo, esta eficiencia no se traduce en economía.<text:line-break/>El proceso puede parecer desmesurado, incluso caótico.<text:line-break/>Los intentos fallidos son innumerables.<text:line-break/>Miles de millones de organismos nacen y mueren sin dejar rastro.<text:line-break/>Pero en el contexto del sistema total, <text:span text:style-name="Strong_20_Emphasis">cada uno de esos intentos contribuye a la búsqueda del resultado final</text:span>.<text:line-break/>No hay gasto inútil, porque todo esfuerzo, por insignificante que parezca, forma parte del cálculo universal.</text:p>
      <text:h text:style-name="Heading_20_3" text:outline-level="3">IV. El cálculo que abarca todo</text:h>
      <text:p text:style-name="Text_20_body">Si intentáramos definir la eficiencia máxima en términos informáticos, diríamos que un sistema es perfectamente eficiente cuando <text:span text:style-name="Strong_20_Emphasis">no hay un método mejor posible para realizar la misma tarea</text:span>.<text:line-break/>Y si aplicamos esa definición a la vida, el resultado es claro:<text:line-break/>no existe una arquitectura alternativa que pudiera ejecutar el mismo cálculo con menos costo, porque <text:span text:style-name="Strong_20_Emphasis">la vida es el cálculo mismo</text:span>.<text:line-break/>El universo no dispone de un atajo fuera de sí mismo.</text:p>
      <text:p text:style-name="Text_20_body">Por eso, desde una perspectiva ontológica, la vida representa el límite superior del pensamiento posible.<text:line-break/>Todo lo que puede existir, pensar o procesar está contenido en su interior.<text:line-break/>No hay otro modo de hacer lo que ella hace, porque todo otro modo sería simplemente otra manifestación de sí misma.</text:p>
      <text:p text:style-name="Text_20_body">De hecho, podríamos decir que la vida no optimiza un método: <text:span text:style-name="Strong_20_Emphasis">hace innecesaria la optimización</text:span>, porque ejecuta todos los métodos posibles simultáneamente.<text:line-break/>Cada especie, cada individuo, cada molécula viva, es una hipótesis ejecutada por el sistema.<text:line-break/>La diversidad no es un accidente, sino la expresión de un paralelismo cósmico absoluto: todas las soluciones son probadas, todas las rutas exploradas, todas las formas ensayadas.<text:line-break/>El universo es el laboratorio donde la vida calcula su propia verdad.</text:p>
      <text:h text:style-name="Heading_20_3" text:outline-level="3"><text:soft-page-break/>V. Inevitabilidad y destino</text:h>
      <text:p text:style-name="Text_20_body">Llevando la reflexión al plano filosófico, llegamos a una conclusión aún más profunda.<text:line-break/>Cuando un sistema no tiene competidores, su eficiencia ya no se mide por comparación, sino por <text:span text:style-name="Strong_20_Emphasis">necesidad</text:span>.<text:line-break/>La vida no es eficiente porque ahorre energía o tiempo; es eficiente porque <text:span text:style-name="Strong_20_Emphasis">no podría ser de otro modo</text:span>.<text:line-break/>Su arquitectura no fue elegida: emergió espontáneamente, como el único modo posible de realizar el cálculo universal.</text:p>
      <text:p text:style-name="Text_20_body">La vida no busca optimizar: <text:span text:style-name="Strong_20_Emphasis">es la forma en que el universo se optimiza a sí mismo</text:span>.<text:line-break/>Cada átomo, cada célula, cada pensamiento, forma parte del mismo proceso de autocalibración cósmica.<text:line-break/>La eficiencia aquí no está en el resultado, sino en el acto.<text:line-break/>El simple hecho de que la vida exista demuestra que el cálculo universal funciona.<text:line-break/>Si existiera un modo más eficiente de hacerlo, el universo ya lo habría adoptado.</text:p>
      <text:p text:style-name="Text_20_body">Desde esta perspectiva, el costo colosal del proceso —el gasto energético del cosmos entero, el nacimiento y muerte de innumerables criaturas, la explosión de estrellas— deja de ser un defecto y se convierte en una <text:span text:style-name="Strong_20_Emphasis">condición natural de la totalidad</text:span>.<text:line-break/>El pensamiento de la vida tiene un precio infinito, pero ese precio es inevitable.<text:line-break/>El gasto del universo <text:span text:style-name="Strong_20_Emphasis">es el costo del pensamiento mismo</text:span>.</text:p>
      <text:h text:style-name="Heading_20_3" text:outline-level="3">VI. La paradoja de la perfección</text:h>
      <text:p text:style-name="Text_20_body">Hay una paradoja en todo esto: cuanto más perfecta es una máquina, menos evidente resulta su eficiencia.<text:line-break/>Una máquina verdaderamente universal no muestra ahorro, sino exceso.<text:line-break/>Parece derrochadora, porque abarca todos los caminos posibles, incluso aquellos que no conducen al resultado final.<text:line-break/>Pero esa multiplicidad es la clave de su perfección.</text:p>
      <text:p text:style-name="Text_20_body">La vida no elige la ruta más corta: elige <text:span text:style-name="Strong_20_Emphasis">todas las rutas</text:span>.<text:line-break/>Y al hacerlo, garantiza que ninguna posibilidad quede fuera del cálculo.<text:line-break/>Su eficiencia no está en la velocidad ni en el consumo, sino en la <text:span text:style-name="Strong_20_Emphasis">inevitabilidad del resultado</text:span>.<text:line-break/>El universo no puede fallar en producir vida, porque la vida es la forma en que el universo produce.<text:line-break/>Y si la vida no puede fallar, entonces su eficiencia es absoluta, aunque su costo sea infinito.</text:p>
      <text:p text:style-name="Text_20_body">Podemos decir, entonces, que la vida realiza el cálculo más vasto imaginable —el cálculo del ser— utilizando el único método que no requiere elección: la simultaneidad total.<text:line-break/>Mientras una máquina humana ejecuta una instrucción a la vez, la vida ejecuta todas las instrucciones posibles, dispersas a través del espacio, del tiempo y de la materia.<text:line-break/>El resultado de esa ejecución no es un número, sino una realidad.<text:line-break/>Nosotros somos el producto parcial de ese cálculo en curso.</text:p>
      <text:h text:style-name="Heading_20_3" text:outline-level="3"><text:soft-page-break/>VII. Reflexión final</text:h>
      <text:p text:style-name="Text_20_body">Si observamos el universo como un gigantesco laboratorio, la vida es el experimento que lo contiene todo.<text:line-break/>Y dentro de ese experimento, cada ser vivo representa una expresión local del cálculo global.<text:line-break/>Elara, la montaña, los árboles, los mares y las estrellas —todo participa del mismo proceso: el pensamiento del cosmos expresándose en forma de existencia.</text:p>
      <text:p text:style-name="Text_20_body">Por eso, cuando hablamos de <text:span text:style-name="Strong_20_Emphasis">eficiencia del hardware</text:span>, no nos referimos a una medida de rendimiento, sino a una <text:span text:style-name="Strong_20_Emphasis">propiedad ontológica</text:span>.<text:line-break/>La vida no busca ser eficiente: <text:span text:style-name="Strong_20_Emphasis">ya lo es</text:span>, porque no existe fuera de ella un criterio que pudiera contradecirla.<text:line-break/>Ella es el estándar, la medida y la consecuencia de sí misma.<text:line-break/>El universo no desperdicia nada, porque todo lo que produce —materia, energía, conciencia— vuelve a formar parte del cálculo original.</text:p>
      <text:p text:style-name="Text_20_body">En resumen:</text:p>
      <text:list xml:id="list3415057324" text:style-name="L1">
        <text:list-item>
          <text:p text:style-name="P1">La vida no tiene competidores, por lo tanto su eficiencia es absoluta.</text:p>
        </text:list-item>
        <text:list-item>
          <text:p text:style-name="P1">No se puede hacer mejor lo que ya se hace de la única manera posible.</text:p>
        </text:list-item>
        <text:list-item>
          <text:p text:style-name="P1">Su costo infinito no es un defecto, sino la condición natural de su plenitud.</text:p>
        </text:list-item>
        <text:list-item>
          <text:p text:style-name="P1">Su derroche aparente es la expresión de un paralelismo total.</text:p>
        </text:list-item>
        <text:list-item>
          <text:p text:style-name="P1">Y su éxito no se mide en resultados, sino en existencia: <text:span text:style-name="Strong_20_Emphasis">que la vida sea, ya prueba que funciona.</text:span></text:p>
        </text:list-item>
      </text:list>
      <text:p text:style-name="Text_20_body">La máquina universal no fue creada: surgió porque debía surgir.<text:line-break/>Y mientras exista, el cálculo continuará.<text:line-break/>El pensamiento de la vida seguirá desplegándose, generación tras generación, átomo tras átomo, mundo tras mundo.<text:line-break/>No hay otro hardware, ni otro método, ni otro propósito.<text:line-break/>Solo el universo calculando su propia verdad a través del movimiento incesante de la vida.</text:p>
      <text:p text:style-name="Horizontal_20_Line"/>
      <text:p text:style-name="Text_20_body">¿Quieres que lo extienda aún más con ejemplos del modelo lógico (por ejemplo, aplicando el razonamiento al individuo, ADN y reproducción) para integrarlo mejor con las secciones anteriores del laboratorio? Podría añadir una subsección final que lo una al mode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6T09:50:06.223000000</meta:creation-date>
    <dc:date>2025-10-26T10:04:13.123000000</dc:date>
    <meta:editing-duration>PT3M56S</meta:editing-duration>
    <meta:editing-cycles>1</meta:editing-cycles>
    <meta:document-statistic meta:table-count="0" meta:image-count="0" meta:object-count="0" meta:page-count="5" meta:paragraph-count="42" meta:word-count="2008" meta:character-count="12277" meta:non-whitespace-character-count="10316"/>
    <meta:generator>LibreOffice/7.3.5.2$Windows_X86_64 LibreOffice_project/184fe81b8c8c30d8b5082578aee2fed2ea847c01</meta:generator>
  </office:meta>
</office:document-meta>
</file>